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2/3" office:value-type="float" office:value="0.666666666666667">
            <text:p>0.6666666667</text:p>
          </table:table-cell>
          <table:table-cell table:number-columns-repeated="6"/>
        </table:table-row>
        <table:table-row table:style-name="ro1">
          <table:table-cell/>
          <table:table-cell table:formula="of:=1/1.8" office:value-type="float" office:value="0.555555555555556">
            <text:p>0.55555555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table:formula="of:=10/1,26" office:value-type="date" office:date-value="1899-12-30">
            <text:p>#NAME?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2.2+1.75)" office:value-type="float" office:value="3.95">
            <text:p>3.95</text:p>
          </table:table-cell>
          <table:table-cell table:formula="of:=[.C7]/2" office:value-type="float" office:value="1.975">
            <text:p>1.975</text:p>
          </table:table-cell>
          <table:table-cell table:formula="of:=[.C8]*[.B10]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4+1" office:value-type="float" office:value="2.4">
            <text:p>2.4</text:p>
          </table:table-cell>
          <table:table-cell table:formula="of:=[.C8]/2" office:value-type="float" office:value="1.2">
            <text:p>1.2</text:p>
          </table:table-cell>
          <table:table-cell table:formula="of:=[.C7]*[.B10]" office:value-type="float" office:value="16.4583333333333">
            <text:p>16.458333333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10/2.4" office:value-type="float" office:value="4.16666666666667">
            <text:p>4.166666666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RMS 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formula="of:=[.B13]/[.C13]" office:value-type="float" office:value="20">
            <text:p>20</text:p>
          </table:table-cell>
          <table:table-cell table:number-columns-repeated="3"/>
          <table:table-cell>
            <draw:frame table:end-cell-address="Sheet1.O33" table:end-x="0.586cm" table:end-y="0.239cm" draw:z-index="0" draw:style-name="gr1" draw:text-style-name="P1" svg:width="15.974cm" svg:height="9.006cm" svg:x="0.419cm" svg:y="0.266cm">
              <draw:object draw:notify-on-update-of-ranges="Sheet1.B13:Sheet1.B18 Sheet1.C13:Sheet1.C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2">
            <text:p>1.2</text:p>
          </table:table-cell>
          <table:table-cell table:formula="of:=[.B14]/[.C14]" office:value-type="float" office:value="16.6666666666667">
            <text:p>16.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94">
            <text:p>1.94</text:p>
          </table:table-cell>
          <table:table-cell table:formula="of:=[.B15]/[.C15]" office:value-type="float" office:value="15.4639175257732">
            <text:p>15.4639175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.7">
            <text:p>2.7</text:p>
          </table:table-cell>
          <table:table-cell table:formula="of:=[.B16]/[.C16]" office:value-type="float" office:value="14.8148148148148">
            <text:p>14.8148148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.4">
            <text:p>3.4</text:p>
          </table:table-cell>
          <table:table-cell table:formula="of:=[.B17]/[.C17]" office:value-type="float" office:value="14.7058823529412">
            <text:p>14.7058823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formula="of:=[.B18]/[.C18]" office:value-type="float" office:value="15">
            <text:p>1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2024/11/19</text:date>, <text:time>09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2:53:36.55</meta:creation-date>
    <meta:editing-duration>P6DT16H28M30S</meta:editing-duration>
    <meta:editing-cycles>2</meta:editing-cycles>
    <meta:generator>OpenOffice/4.1.14$Win32 OpenOffice.org_project/4114m1$Build-9811</meta:generator>
    <meta:initial-creator>Mike Westwood</meta:initial-creator>
    <dc:date>2024-11-19T09:52:48.26</dc:date>
    <dc:creator>Mike Westwood</dc:creator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123cm" svg:y="4.191cm" style:legend-expansion="high" chart:style-name="ch2"/>
        <chart:plot-area chart:style-name="ch3" table:cell-range-address="Sheet1.B13:Sheet1.C18" svg:x="0.769cm" svg:y="0.855cm" svg:width="11.716cm" svg:height="7.552cm">
          <chartooo:coordinate-region svg:x="1.496cm" svg:y="1.067cm" svg:width="10.802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3:Sheet1.C18" chart:class="chart:scatter">
            <chart:domain table:cell-range-address="Sheet1.B13:Sheet1.B1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3:Sheet1.B18</svg:desc>
                </draw:g>
              </table:table-cell>
              <table:table-cell office:value-type="float" office:value="0.5">
                <text:p>0.5</text:p>
                <draw:g>
                  <svg:desc>Sheet1.C13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